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4f7b" officeooo:paragraph-rsid="00154f7b"/>
    </style:style>
    <style:style style:name="P2" style:family="paragraph" style:parent-style-name="Standard" style:list-style-name="L1">
      <style:text-properties officeooo:rsid="00154f7b" officeooo:paragraph-rsid="00154f7b"/>
    </style:style>
    <style:style style:name="P3" style:family="paragraph" style:parent-style-name="Standard">
      <style:text-properties fo:font-weight="bold" officeooo:rsid="00154f7b" officeooo:paragraph-rsid="00154f7b" style:font-weight-asian="bold" style:font-weight-complex="bold"/>
    </style:style>
    <style:style style:name="P4" style:family="paragraph" style:parent-style-name="Standard">
      <style:text-properties officeooo:rsid="001733a2" officeooo:paragraph-rsid="001733a2"/>
    </style:style>
    <style:style style:name="P5" style:family="paragraph" style:parent-style-name="Standard" style:list-style-name="L1">
      <style:text-properties officeooo:rsid="00199ee4" officeooo:paragraph-rsid="00199ee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dées tâches :</text:p>
      <text:p text:style-name="P1"/>
      <text:list xml:id="list4735220676445485893" text:style-name="L1">
        <text:list-item>
          <text:p text:style-name="P2">FAQ</text:p>
        </text:list-item>
        <text:list-item>
          <text:p text:style-name="P2">Forum interactif</text:p>
        </text:list-item>
        <text:list-item>
          <text:p text:style-name="P2">Rappel des ordonnances (listes des ordonnances + rappel quand la date approche)</text:p>
        </text:list-item>
        <text:list-item>
          <text:p text:style-name="P2">Localisation des centres hostpitaliers, pharmacies </text:p>
        </text:list-item>
        <text:list-item>
          <text:p text:style-name="P2">Coordonnees des médecins ...</text:p>
        </text:list-item>
        <text:list-item>
          <text:p text:style-name="P2">Liste des maladies + traitements + description + causes</text:p>
        </text:list-item>
        <text:list-item>
          <text:p text:style-name="P2">Agenda personnalisé (alertes pour la prise de médicaments, RDV, …)</text:p>
        </text:list-item>
        <text:list-item>
          <text:p text:style-name="P2">Le site (interface)</text:p>
        </text:list-item>
        <text:list-item>
          <text:p text:style-name="P2">Connexion / inscription / profil</text:p>
        </text:list-item>
        <text:list-item>
          <text:p text:style-name="P5">Annonces de demande de services</text:p>
        </text:list-item>
      </text:list>
      <text:p text:style-name="P1"/>
      <text:p text:style-name="P3">BDD : </text:p>
      <text:p text:style-name="P1">utilisateurs : personne, médecin pouvant intéragir, ordonnances, <text:s/>agenda</text:p>
      <text:p text:style-name="P1">données médicale : données maladie, traitements, coordonnée médecin/centres</text:p>
      <text:p text:style-name="P1">contenu du site : forum, faq, </text:p>
      <text:p text:style-name="P1">infrastructure : hopitaux, pharmacie tout ça</text:p>
      <text:p text:style-name="P1"/>
      <text:p text:style-name="P3">Site : </text:p>
      <text:p text:style-name="P4">View : Loic,</text:p>
      <text:p text:style-name="P4">model : Dorian, Wafi, anthony</text:p>
      <text:p text:style-name="P4">controller : Aymeric, Saliou</text:p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13:58:01.515902931</meta:creation-date>
    <dc:date>2016-12-12T14:59:58.129600420</dc:date>
    <meta:editing-duration>PT1M15S</meta:editing-duration>
    <meta:editing-cycles>1</meta:editing-cycles>
    <meta:document-statistic meta:table-count="0" meta:image-count="0" meta:object-count="0" meta:page-count="1" meta:paragraph-count="20" meta:word-count="113" meta:character-count="718" meta:non-whitespace-character-count="630"/>
    <meta:generator>LibreOffice/4.2.8.2$Linux_X86_64 LibreOffice_project/420m0$Build-2</meta:generator>
  </office:meta>
</office:document-meta>
</file>